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C_1</text:p>
          </table:table-cell>
          <table:table-cell office:value-type="string" table:style-name="ce4">
            <text:p>Display computer database home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C_2.1</text:p>
          </table:table-cell>
          <table:table-cell office:value-type="string" table:style-name="ce4">
            <text:p>Add a new computer to the computer database supplying only required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2</text:p>
          </table:table-cell>
          <table:table-cell office:value-type="string" table:style-name="ce4">
            <text:p>Display error message when adding a new computer to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4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C_2.3</text:p>
          </table:table-cell>
          <table:table-cell office:value-type="string" table:style-name="ce4">
            <text:p>Cancel adding a new computer to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4</text:p>
          </table:table-cell>
          <table:table-cell office:value-type="string" table:style-name="ce4">
            <text:p>Add a new computer to the computer database supplying a 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5</text:p>
          </table:table-cell>
          <table:table-cell office:value-type="string" table:style-name="ce4">
            <text:p>Add a new computer to the computer database supplying an invalid introduc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13-32" in the 'Introduc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Introduced date field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TC_2.6</text:p>
          </table:table-cell>
          <table:table-cell office:value-type="string" table:style-name="ce4">
            <text:p>Add a new computer to the computer database supplying a 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03-04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7</text:p>
          </table:table-cell>
          <table:table-cell office:value-type="string" table:style-name="ce4">
            <text:p>Add a new computer to the computer database supplying an invalid Discontinued dat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8-13-32" in the 'Discontinued date' inpu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Date ('yyyy-MM-dd')" <text:s/>next to Discontinued date field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C_2.8</text:p>
          </table:table-cell>
          <table:table-cell office:value-type="string" table:style-name="ce4">
            <text:p>Add a new computer to the computer database selecting a Company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Select "Apple Inc." from the 'Company' select list field<text:s/></text:p>
            <text:p>6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2.9</text:p>
          </table:table-cell>
          <table:table-cell office:value-type="string" table:style-name="ce4">
            <text:p>Add a new computer to the computer database supplying all fields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Input "2017-03-04" in the 'Introduced date' input field<text:s/></text:p>
            <text:p>6. Input "2018-03-04" in the 'Discontinued date' input field<text:s/></text:p>
            <text:p>7. Select "Apple Inc." from the 'Company' select list field<text:s/></text:p>
            <text:p>8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3</text:p>
          </table:table-cell>
          <table:table-cell office:value-type="string" table:style-name="ce4">
            <text:p>View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4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1</text:p>
          </table:table-cell>
          <table:table-cell office:value-type="string" table:style-name="ce4">
            <text:p>Update a computer name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4.2</text:p>
          </table:table-cell>
          <table:table-cell office:value-type="string" table:style-name="ce4">
            <text:p>Display error message when updating a computer name in the computer database and not provid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4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4.3</text:p>
          </table:table-cell>
          <table:table-cell office:value-type="string" table:style-name="ce4">
            <text:p>Cancel updating a computer nam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5</text:p>
          </table:table-cell>
          <table:table-cell office:value-type="string" table:style-name="ce4">
            <text:p>Delete a computer in the computer databas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6</text:p>
          </table:table-cell>
          <table:table-cell office:value-type="string" table:style-name="ce4">
            <text:p>Filter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7</text:p>
          </table:table-cell>
          <table:table-cell office:value-type="string" table:style-name="ce4">
            <text:p>Sort computer results by 'computer name' in descending order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4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8</text:p>
          </table:table-cell>
          <table:table-cell office:value-type="string" table:style-name="ce4">
            <text:p>Page through computer results displayed on the computer database 'Home' page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4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9</text:p>
          </table:table-cell>
          <table:table-cell office:value-type="string" table:style-name="ce4">
            <text:p>All 'Home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4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0</text:p>
          </table:table-cell>
          <table:table-cell office:value-type="string" table:style-name="ce4">
            <text:p>All 'Add a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4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1</text:p>
          </table:table-cell>
          <table:table-cell office:value-type="string" table:style-name="ce4">
            <text:p>All 'Edit computer' page content can be accessed with the keyboard alon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4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2</text:p>
          </table:table-cell>
          <table:table-cell office:value-type="string" table:style-name="ce4">
            <text:p>The 'Home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4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3</text:p>
          </table:table-cell>
          <table:table-cell office:value-type="string" table:style-name="ce4">
            <text:p>The 'Add a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4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4</text:p>
          </table:table-cell>
          <table:table-cell office:value-type="string" table:style-name="ce4">
            <text:p>The 'Edit computer' page structure and order of content makes sense when CSS is turned off or not availabl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WAVE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WAVE toolbar extension</text:p>
            <text:p>7. Click on 'No Styles' button within WAVE Toolbar</text:p>
          </table:table-cell>
          <table:table-cell office:value-type="string" table:style-name="ce4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5</text:p>
          </table:table-cell>
          <table:table-cell office:value-type="string" table:style-name="ce4">
            <text:p>All 'Home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16</text:p>
          </table:table-cell>
          <table:table-cell office:value-type="string" table:style-name="ce4">
            <text:p>All 'Add a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4">
            <text:p>TC_17</text:p>
          </table:table-cell>
          <table:table-cell office:value-type="string" table:style-name="ce4">
            <text:p>All 'Edit computer' page text should change according to the users language preference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should be displayed in German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4">
            <text:p>TC_20</text:p>
          </table:table-cell>
          <table:table-cell office:value-type="string" table:style-name="ce4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TC_21</text:p>
          </table:table-cell>
          <table:table-cell office:value-type="string" table:style-name="ce4">
            <text:p>Home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4">
            <text:p>TC_22</text:p>
          </table:table-cell>
          <table:table-cell office:value-type="string" table:style-name="ce4">
            <text:p>Add a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  <text:p>3. <text:s/>W3C Markup Validator URL</text:p>
          </table:table-cell>
          <table:table-cell office:value-type="string" table:style-name="ce4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8">
          <table:table-cell office:value-type="string" table:style-name="ce4">
            <text:p>TC_23</text:p>
          </table:table-cell>
          <table:table-cell office:value-type="string" table:style-name="ce4">
            <text:p>Edit computer' page HTML markup should be valid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  <text:p>2. <text:s/>W3C Markup Validator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7. Navigate to https://validator.w3.org/nu/</text:p>
            <text:p>8. Paste the URL in to the input field 'Check by'</text:p>
            <text:p>9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C_25</text:p>
          </table:table-cell>
          <table:table-cell office:value-type="string" table:style-name="ce4">
            <text:p>Adding a new computer to the computer databas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4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TC_26</text:p>
          </table:table-cell>
          <table:table-cell office:value-type="string" table:style-name="ce4">
            <text:p>Filtering computer results displayed on the computer database 'Home' page should not allow XSS (Cross site scripting)</text:p>
          </table:table-cell>
          <table:table-cell office:value-type="string" table:style-name="ce4">
            <text:p>Non-Functional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4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5" table:style-name="ce4"/>
          <table:table-cell table:style-name="ce3"/>
          <table:table-cell table:number-columns-repeated="16378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77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5">
            <text:p>Test Case ID</text:p>
          </table:table-cell>
          <table:table-cell office:value-type="string" table:style-name="ce6">
            <text:p>Pre conditions</text:p>
          </table:table-cell>
          <table:table-cell office:value-type="string" table:style-name="ce6">
            <text:p>Steps to reproduce</text:p>
          </table:table-cell>
          <table:table-cell office:value-type="string" table:style-name="ce6">
            <text:p>Expected result</text:p>
          </table:table-cell>
          <table:table-cell office:value-type="string" table:style-name="ce5">
            <text:p>Severity</text:p>
          </table:table-cell>
          <table:table-cell table:number-columns-repeated="16377" table:style-name="ce3"/>
        </table:table-row>
        <table:table-row table:style-name="ro9">
          <table:table-cell office:value-type="string" table:style-name="ce7">
            <text:p>BUG_1</text:p>
          </table:table-cell>
          <table:table-cell office:value-type="string" table:style-name="ce7">
            <text:p>"Application error" when adding a new computer to the computer database with a computer name of over 10,000 characters</text:p>
          </table:table-cell>
          <table:table-cell office:value-type="string" table:style-name="ce7">
            <text:p>TC_2.1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7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7">
            <text:p>1. On clicking 'Add a new computer' button the screen should display "Application error"</text:p>
          </table:table-cell>
          <table:table-cell office:value-type="float" office:value="1" table:style-name="ce7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9">
          <table:table-cell office:value-type="string" table:style-name="ce7">
            <text:p>BUG_2</text:p>
          </table:table-cell>
          <table:table-cell office:value-type="string" table:style-name="ce7">
            <text:p>"Application error" when trying to filter computers in the computer database with a computer name of over 5,000 characters</text:p>
          </table:table-cell>
          <table:table-cell office:value-type="string" table:style-name="ce3">
            <text:p>TC_6</text:p>
          </table:table-cell>
          <table:table-cell office:value-type="string" table:style-name="ce7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7">
            <text:p>1. On clicking 'Filter by name' button the screen should display "Application error"</text:p>
          </table:table-cell>
          <table:table-cell office:value-type="float" office:value="1" table:style-name="ce7">
            <text:p>1</text:p>
          </table:table-cell>
          <table:table-cell table:number-columns-repeated="18" table:style-name="ce4"/>
          <table:table-cell table:number-columns-repeated="16359"/>
        </table:table-row>
        <table:table-row table:style-name="ro5">
          <table:table-cell office:value-type="string" table:style-name="ce3">
            <text:p>BUG_3</text:p>
          </table:table-cell>
          <table:table-cell office:value-type="string" table:style-name="ce3">
            <text:p>Results are not sorted in descending order when the 'Computer name' table header is clicked</text:p>
          </table:table-cell>
          <table:table-cell office:value-type="string" table:style-name="ce3">
            <text:p>TC_7</text:p>
          </table:table-cell>
          <table:table-cell office:value-type="string" table:style-name="ce4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3">
            <text:p>1. On clicking the 'Computer name' table heading the results do not get sorted in descending order<text:s/>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0">
          <table:table-cell office:value-type="string" table:style-name="ce3">
            <text:p>BUG_4</text:p>
          </table:table-cell>
          <table:table-cell office:value-type="string" table:style-name="ce4">
            <text:p>Web parameter tampering not handled on 'Edit computer' page<text:s/></text:p>
          </table:table-cell>
          <table:table-cell office:value-type="string" table:style-name="ce4">
            <text:p>TC_4.1</text:p>
          </table:table-cell>
          <table:table-cell office:value-type="string" table:style-name="ce4">
            <text:p>1. TC_2.1 must be run before this test</text:p>
          </table:table-cell>
          <table:table-cell office:value-type="string" table:style-name="ce4">
            <text:p>1. Open web browser</text:p>
            <text:p>2. Navigate to http://computer-database.herokuapp.com/computers/hello within the web browser</text:p>
          </table:table-cell>
          <table:table-cell office:value-type="string" table:style-name="ce3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3">
          <table:table-cell office:value-type="string" table:style-name="ce3">
            <text:p>BUG_5</text:p>
          </table:table-cell>
          <table:table-cell office:value-type="string" table:style-name="ce3">
            <text:p>UI is not localised on 'Home' page</text:p>
          </table:table-cell>
          <table:table-cell office:value-type="string" table:style-name="ce3">
            <text:p>TC_15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4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6</text:p>
          </table:table-cell>
          <table:table-cell office:value-type="string" table:style-name="ce3">
            <text:p>UI is not localised on 'Add a computer' page</text:p>
          </table:table-cell>
          <table:table-cell office:value-type="string" table:style-name="ce3">
            <text:p>TC_16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4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1">
          <table:table-cell office:value-type="string" table:style-name="ce3">
            <text:p>BUG_7</text:p>
          </table:table-cell>
          <table:table-cell office:value-type="string" table:style-name="ce3">
            <text:p>UI is not localised on 'Edit computer' page</text:p>
          </table:table-cell>
          <table:table-cell office:value-type="string" table:style-name="ce3">
            <text:p>TC_17</text:p>
          </table:table-cell>
          <table:table-cell office:value-type="string" table:style-name="ce4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4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3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3">
            <text:p>TC_18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4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7">
          <table:table-cell office:value-type="string" table:style-name="ce3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3">
            <text:p>TC_19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4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8">
          <table:table-cell office:value-type="string" table:style-name="ce4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4">
            <text:p>1. Web Browser</text:p>
            <text:p>2. Computer database URL</text:p>
          </table:table-cell>
          <table:table-cell office:value-type="string" table:style-name="ce4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4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4"/>
          <table:table-cell table:number-columns-repeated="16378" table:style-name="ce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21:24:56Z</dc:date>
  </office:meta>
</office:document-meta>
</file>